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4e3d" officeooo:paragraph-rsid="00124e3d"/>
    </style:style>
    <style:style style:name="P2" style:family="paragraph" style:parent-style-name="Standard">
      <style:text-properties officeooo:paragraph-rsid="00124e3d"/>
    </style:style>
    <style:style style:name="P3" style:family="paragraph" style:parent-style-name="Standard">
      <style:text-properties officeooo:paragraph-rsid="00130709"/>
    </style:style>
    <style:style style:name="P4" style:family="paragraph" style:parent-style-name="Standard">
      <style:text-properties officeooo:paragraph-rsid="00145a33"/>
    </style:style>
    <style:style style:name="P5" style:family="paragraph" style:parent-style-name="Standard">
      <style:text-properties officeooo:paragraph-rsid="0015e8c7"/>
    </style:style>
    <style:style style:name="P6" style:family="paragraph" style:parent-style-name="Standard">
      <style:text-properties officeooo:paragraph-rsid="00176133"/>
    </style:style>
    <style:style style:name="P7" style:family="paragraph" style:parent-style-name="Standard">
      <style:text-properties style:text-underline-style="solid" style:text-underline-width="auto" style:text-underline-color="font-color" officeooo:paragraph-rsid="00176133"/>
    </style:style>
    <style:style style:name="P8" style:family="paragraph" style:parent-style-name="Standard">
      <style:text-properties style:text-underline-style="none" officeooo:paragraph-rsid="00130709"/>
    </style:style>
    <style:style style:name="P9" style:family="paragraph" style:parent-style-name="Standard">
      <style:text-properties style:text-underline-style="none" officeooo:paragraph-rsid="00176133"/>
    </style:style>
    <style:style style:name="P10" style:family="paragraph" style:parent-style-name="Standard">
      <style:text-properties officeooo:paragraph-rsid="0019576a"/>
    </style:style>
    <style:style style:name="P11" style:family="paragraph" style:parent-style-name="Standard">
      <style:text-properties fo:font-size="9pt" officeooo:rsid="00124e3d" officeooo:paragraph-rsid="00124e3d" style:font-size-asian="9pt" style:font-size-complex="9pt"/>
    </style:style>
    <style:style style:name="P12" style:family="paragraph" style:parent-style-name="Standard">
      <style:text-properties fo:font-size="13pt" officeooo:rsid="00124e3d" officeooo:paragraph-rsid="00124e3d" style:font-size-asian="13pt" style:font-size-complex="13pt"/>
    </style:style>
    <style:style style:name="P13" style:family="paragraph" style:parent-style-name="Standard">
      <style:text-properties fo:font-size="10.5pt" officeooo:rsid="00124e3d" officeooo:paragraph-rsid="00124e3d" style:font-size-asian="10.5pt" style:font-size-complex="10.5pt"/>
    </style:style>
    <style:style style:name="P14" style:family="paragraph" style:parent-style-name="Standard">
      <style:text-properties fo:font-size="11pt" officeooo:paragraph-rsid="00130709" style:font-size-asian="11pt" style:font-size-complex="11pt"/>
    </style:style>
    <style:style style:name="P15" style:family="paragraph" style:parent-style-name="Standard">
      <style:text-properties fo:font-size="10pt" officeooo:paragraph-rsid="00145a33" style:font-size-asian="10pt" style:font-size-complex="10pt"/>
    </style:style>
    <style:style style:name="P16" style:family="paragraph" style:parent-style-name="Standard">
      <style:text-properties fo:font-size="10pt" officeooo:paragraph-rsid="00130709" style:font-size-asian="10pt" style:font-size-complex="10pt"/>
    </style:style>
    <style:style style:name="P17" style:family="paragraph" style:parent-style-name="Standard">
      <style:text-properties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font-size="15pt" fo:font-weight="bold" officeooo:rsid="00124e3d" officeooo:paragraph-rsid="00124e3d" style:font-size-asian="15pt" style:font-weight-asian="bold" style:font-size-complex="15pt" style:font-weight-complex="bold"/>
    </style:style>
    <style:style style:name="P19"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normal" officeooo:rsid="00124e3d" officeooo:paragraph-rsid="00124e3d" style:text-blinking="false" fo:background-color="transparent" style:font-size-asian="15pt" style:font-weight-asian="bold" style:font-size-complex="15pt" style:font-weight-complex="bold"/>
    </style:style>
    <style:style style:name="P20"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22"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style>
    <style:style style:name="P23" style:family="paragraph" style:parent-style-name="Standard" style:list-style-name="L1">
      <style:text-properties fo:font-size="10.5pt" officeooo:paragraph-rsid="00130709" style:font-size-asian="10.5pt" style:font-size-complex="10.5pt"/>
    </style:style>
    <style:style style:name="P24" style:family="paragraph" style:parent-style-name="Standard" style:list-style-name="L2">
      <style:text-properties fo:font-size="10.5pt" officeooo:paragraph-rsid="00130709" style:font-size-asian="10.5pt" style:font-size-complex="10.5pt"/>
    </style:style>
    <style:style style:name="P25" style:family="paragraph" style:parent-style-name="Standard" style:list-style-name="L3">
      <style:text-properties fo:font-size="10pt" officeooo:paragraph-rsid="00145a33" style:font-size-asian="10pt" style:font-size-complex="10pt"/>
    </style:style>
    <style:style style:name="P26" style:family="paragraph" style:parent-style-name="Standard" style:list-style-name="L4">
      <style:text-properties fo:font-size="10pt" officeooo:paragraph-rsid="00145a33" style:font-size-asian="10pt" style:font-size-complex="10pt"/>
    </style:style>
    <style:style style:name="P27" style:family="paragraph" style:parent-style-name="Standard" style:list-style-name="L5">
      <style:text-properties fo:font-size="10pt" officeooo:paragraph-rsid="00145a33" style:font-size-asian="10pt" style:font-size-complex="10pt"/>
    </style:style>
    <style:style style:name="P28" style:family="paragraph" style:parent-style-name="Standard" style:list-style-name="L6">
      <style:text-properties officeooo:paragraph-rsid="00145a33"/>
    </style:style>
    <style:style style:name="P29" style:family="paragraph" style:parent-style-name="Standard" style:list-style-name="L6">
      <style:text-properties officeooo:paragraph-rsid="0015c055"/>
    </style:style>
    <style:style style:name="P30" style:family="paragraph" style:parent-style-name="Standard" style:list-style-name="L6">
      <style:text-properties officeooo:paragraph-rsid="0015e8c7"/>
    </style:style>
    <style:style style:name="P31" style:family="paragraph" style:parent-style-name="Standard" style:list-style-name="L6">
      <style:text-properties officeooo:rsid="00153fef" officeooo:paragraph-rsid="00153fef"/>
    </style:style>
    <style:style style:name="P32" style:family="paragraph" style:parent-style-name="Standard" style:list-style-name="L6">
      <style:text-properties fo:font-weight="bold" officeooo:paragraph-rsid="00145a33" style:font-weight-asian="bold" style:font-weight-complex="bold"/>
    </style:style>
    <style:style style:name="P33" style:family="paragraph" style:parent-style-name="Standard" style:list-style-name="L7">
      <style:text-properties officeooo:paragraph-rsid="00145a33"/>
    </style:style>
    <style:style style:name="P34" style:family="paragraph" style:parent-style-name="Standard">
      <style:paragraph-properties fo:text-align="center" style:justify-single-word="false"/>
      <style:text-properties fo:font-size="15pt" fo:font-weight="bold" officeooo:rsid="00124e3d" officeooo:paragraph-rsid="00124e3d" style:font-size-asian="15pt" style:font-weight-asian="bold" style:font-size-complex="15pt" style:font-weight-complex="bold"/>
    </style:style>
    <style:style style:name="T1" style:family="text">
      <style:text-properties officeooo:rsid="00124e3d"/>
    </style:style>
    <style:style style:name="T2" style:family="text">
      <style:text-properties fo:font-weight="bold" style:font-weight-asian="bold" style:font-weight-complex="bold"/>
    </style:style>
    <style:style style:name="T3" style:family="text">
      <style:text-properties fo:font-weight="bold" officeooo:rsid="0015c055" style:font-weight-asian="bold" style:font-weight-complex="bold"/>
    </style:style>
    <style:style style:name="T4" style:family="text">
      <style:text-properties fo:font-weight="bold" officeooo:rsid="0015e8c7" style:font-weight-asian="bold" style:font-weight-complex="bold"/>
    </style:style>
    <style:style style:name="T5" style:family="text">
      <style:text-properties officeooo:rsid="00130709"/>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30709"/>
    </style:style>
    <style:style style:name="T8" style:family="text">
      <style:text-properties style:text-underline-style="solid" style:text-underline-width="auto" style:text-underline-color="font-color" officeooo:rsid="00124e3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style:style>
    <style:style style:name="T11" style:family="text">
      <style:text-properties style:text-underline-style="none" officeooo:rsid="00130709"/>
    </style:style>
    <style:style style:name="T12" style:family="text">
      <style:text-properties style:text-underline-style="none" officeooo:rsid="00176133"/>
    </style:style>
    <style:style style:name="T13" style:family="text">
      <style:text-properties fo:font-weight="normal" style:font-weight-asian="normal" style:font-weight-complex="normal"/>
    </style:style>
    <style:style style:name="T14" style:family="text">
      <style:text-properties fo:font-weight="normal" officeooo:rsid="0015c055" style:font-weight-asian="normal" style:font-weight-complex="normal"/>
    </style:style>
    <style:style style:name="T15" style:family="text">
      <style:text-properties officeooo:rsid="00145a33"/>
    </style:style>
    <style:style style:name="T16" style:family="text">
      <style:text-properties officeooo:rsid="00153fef"/>
    </style:style>
    <style:style style:name="T17" style:family="text">
      <style:text-properties officeooo:rsid="0015c055"/>
    </style:style>
    <style:style style:name="T18" style:family="text">
      <style:text-properties officeooo:rsid="0015e8c7"/>
    </style:style>
    <style:style style:name="T19" style:family="text">
      <style:text-properties officeooo:rsid="00193d15"/>
    </style:style>
    <style:style style:name="T20" style:family="text">
      <style:text-properties fo:font-size="10.5pt" style:font-size-asian="10.5pt" style:font-size-complex="10.5pt"/>
    </style:style>
    <style:style style:name="T21" style:family="text">
      <style:text-properties fo:font-size="10.5pt" officeooo:rsid="00130709" style:font-size-asian="10.5pt" style:font-size-complex="10.5pt"/>
    </style:style>
    <style:style style:name="T22" style:family="text">
      <style:text-properties officeooo:rsid="001b03b1"/>
    </style:style>
    <style:style style:name="T23" style:family="text">
      <style:text-properties style:font-name="Arial" fo:font-size="11pt" fo:font-style="normal" fo:font-weight="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TERCERA CLASE-scrum</text:p>
      <text:p text:style-name="P18"/>
      <text:p text:style-name="P19"/>
      <text:p text:style-name="Text_20_body"/>
      <text:list xml:id="list2859681681" text:style-name="L8">
        <text:list-item>
          <text:p text:style-name="P22"><text:span text:style-name="T24">Vamos a registrarnos en </text:span><text:a xlink:type="simple" xlink:href="http://www.trello.com/" text:style-name="Internet_20_link" text:visited-style-name="Visited_20_Internet_20_Link"><text:span text:style-name="T25">www.trello.com</text:span></text:a></text:p>
        </text:list-item>
        <text:list-item>
          <text:p text:style-name="P22"><text:span text:style-name="T24">Vemos el link que incorporé: </text:span><text:a xlink:type="simple" xlink:href="https://www.youtube.com/watch?v=r3tgjL4kwU8" text:style-name="Internet_20_link" text:visited-style-name="Visited_20_Internet_20_Link"><text:span text:style-name="T25">https://www.youtube.com/watch?v=r3tgjL4kwU8</text:span></text:a></text:p>
        </text:list-item>
        <text:list-item>
          <text:p text:style-name="P20">Empezamos a usar un tablero para nuestra vida cotidiana, orientado al curso de programación, con las siguientes columnas:  actividades hechas, las actividades en curso y las actividades pendientes de realización.</text:p>
        </text:list-item>
        <text:list-item>
          <text:p text:style-name="P21"> <text:span text:style-name="T23">Enviarme foto de pantalla de tu tablero para el curso.</text:span></text:p>
        </text:list-item>
      </text:list>
      <text:p text:style-name="P18"/>
      <text:p text:style-name="P18"/>
      <text:p text:style-name="P18"><text:a xlink:type="simple" xlink:href="https://trello.com/b/9j0AiRCT/tareas" text:style-name="Internet_20_link" text:visited-style-name="Visited_20_Internet_20_Link">https://trello.com/b/9j0AiRCT/tareas</text:a></text:p>
      <text:p text:style-name="P1"/>
      <text:p text:style-name="P11">El empirismo asegura que el conocimiento procede de la experiencia y de tomar decisiones basándose en lo que se conoce.</text:p>
      <text:p text:style-name="P12">Scrum emplea un ciclo de vida iterativo e incremental.</text:p>
      <text:p text:style-name="P12">Tres pilares para la implementación del control de procesos empírico: transparencia, inspección y adaptación.</text:p>
      <text:p text:style-name="P1"/>
      <text:p text:style-name="P13">Transparencia: los aspectos mas importantes deben ser visibles para los responsables, estos deben definirse según un estandar que permita que todos lo entiendan.</text:p>
      <text:p text:style-name="P13"/>
      <text:p text:style-name="P13">Inspeccion: los usuarios de Scrum deben inspeccionar frecuentemente los artefactos de Scrum y el progreso, para detectar variaciones. No tan frecuente como para interferir, y mejor por ispectores expertos.</text:p>
      <text:p text:style-name="P13"/>
      <text:p text:style-name="P13">Adaptación: Si un inspector determina que uno o más aspectos de un proceso se desvían de límites aceptables, <text:s/>deben ser ajustados cuanto antes. </text:p>
      <text:p text:style-name="P13"/>
      <text:p text:style-name="P1"/>
      <text:p text:style-name="P1"/>
      <text:p text:style-name="P1"/>
      <text:p text:style-name="P12"><text:span text:style-name="T2">El Equipo Scrum</text:span> consiste en un Dueño de Producto (Product Owner), el Equipo de Desarrollo (Development Team) y un Scrum Master. Los Equipos Scrum son autoorganizados( no los dirije nadie de afuera) y multifuncionales (no dependen de la necesidad de nadie por fuera del equipo).</text:p>
      <text:p text:style-name="P1"/>
      <text:p text:style-name="P2"><text:span text:style-name="T8">El Dueño de Producto</text:span><text:span text:style-name="T1"> es el responsable de maximizar el valor del producto y del trabajo del Equipo de Desarrollo, aun que delegue dicho trabajo. E</text:span>s la <text:span text:style-name="T6">única</text:span><text:span text:style-name="T7">(</text:span><text:span text:style-name="T11">solo puede haber uno)</text:span><text:span text:style-name="T10"> </text:span>persona responsable de <text:span text:style-name="T2">gestionar la Lista del Producto (Product Backlog)</text:span> <text:span text:style-name="T21">que</text:span><text:span text:style-name="T20"> incluye:</text:span></text:p>
      <text:list xml:id="list2544506607" text:style-name="L1">
        <text:list-item>
          <text:p text:style-name="P23"> Expresar claramente los elementos de la Lista del Producto; </text:p>
        </text:list-item>
        <text:list-item>
          <text:p text:style-name="P23"><text:s/>Ordenar los elementos en la Lista del Producto para alcanzar los objetivos y misiones de la mejor manera posible; </text:p>
        </text:list-item>
        <text:list-item>
          <text:p text:style-name="P23"><text:s/>Optimizar el valor del trabajo desempeñado por el Equipo de Desarrollo;  </text:p>
        </text:list-item>
        <text:list-item>
          <text:p text:style-name="P23">Asegurar que la Lista del Producto es visible, transparente y clara para todos, y que muestra aquello en lo que el equipo trabajará a continuación; </text:p>
        </text:list-item>
        <text:list-item>
          <text:p text:style-name="P23">Asegurar que el Equipo de Desarrollo entiende los elementos de la Lista del Producto al nivel necesario</text:p>
        </text:list-item>
      </text:list>
      <text:p text:style-name="P2"/>
      <text:p text:style-name="P3"><text:soft-page-break/><text:span text:style-name="T6">El Equipo de Desarrollo</text:span> consiste en los profesionales <text:span text:style-name="T5">(solo ellos) </text:span>que desempeñan el trabajo de entregar un Incremento de producto “Terminado”, que potencialmente se pueda poner en producción, al final de cada Sprint. <text:span text:style-name="T21">T</text:span><text:span text:style-name="T20">ienen las siguientes características:  </text:span></text:p>
      <text:list xml:id="list2255420874" text:style-name="L2">
        <text:list-item>
          <text:p text:style-name="P24">Son autoorganizados. Nadie (ni siquiera el Scrum Master) indica al Equipo de Desarrollo cómo <text:s/><text:span text:style-name="T5">trabajar la lista de producto</text:span>; </text:p>
        </text:list-item>
        <text:list-item>
          <text:p text:style-name="P24"><text:s/><text:span text:style-name="T5">S</text:span>on multifuncionales, <text:span text:style-name="T5">dentro del equipo estan todas las habilidades necesarias</text:span>; </text:p>
        </text:list-item>
        <text:list-item>
          <text:p text:style-name="P24"><text:s/>Scrum no reconoce títulos para los miembros de un Equipo de Desarrollo, todos son Desarrolladores; </text:p>
        </text:list-item>
        <text:list-item>
          <text:p text:style-name="P24"><text:s/>Scrum no reconoce sub-equipos en los equipos de desarrollo; </text:p>
        </text:list-item>
        <text:list-item>
          <text:p text:style-name="P24"> Los Miembros individuales del Equipo de Desarrollo pueden tener habilidades especializadas y áreas en las que estén más enfocados, pero la responsabilidad recae en el Equipo de Desarrollo como un todo.</text:p>
        </text:list-item>
      </text:list>
      <text:p text:style-name="P3"/>
      <text:p text:style-name="P14">El tamaño óptimo del Equipo es lo suficientemente pequeño como para permanecer ágil y lo suficientemente grande como para completar una cantidad de trabajo significativa. <text:span text:style-name="T5">Entre 3 y 9 personas en general.</text:span></text:p>
      <text:p text:style-name="P3"/>
      <text:p text:style-name="P14">Los roles de Dueño de Producto y Scrum Master no cuentan en el cálculo del tamaño del equipo a menos que también estén contribuyendo a trabajar en la Lista de Pendientes de Sprint (Sprint Backlog). </text:p>
      <text:p text:style-name="P3"/>
      <text:p text:style-name="P3"/>
      <text:p text:style-name="P3"/>
      <text:p text:style-name="P3"><text:span text:style-name="T9">El Scrum Master</text:span> es el responsable de asegurar que Scrum es entendido y adoptado <text:s/>asegurándose de que el Equipo Scrum trabaja ajustándose a la teoría, prácticas y reglas de Scrum. <text:span text:style-name="T15">A</text:span>yuda a las personas externas al Equipo Scrum a entender qué interacciones con el Equipo Scrum pueden ser de ayuda y cuáles no.</text:p>
      <text:p text:style-name="P3"/>
      <text:p text:style-name="P15">El Scrum Master da servicio al Dueño de Producto de varias formas, incluyendo: </text:p>
      <text:list xml:id="list4004634897" text:style-name="L3">
        <text:list-item>
          <text:p text:style-name="P25">Encontrar técnicas para gestionar la Lista de Producto de manera efectiva; </text:p>
        </text:list-item>
        <text:list-item>
          <text:p text:style-name="P25"><text:s/>Ayudar al Equipo Scrum a entender la necesidad de contar con elementos de Lista de Producto claros y concisos; </text:p>
        </text:list-item>
        <text:list-item>
          <text:p text:style-name="P25"><text:s/>Entender la planificación del producto en un entorno empírico; </text:p>
        </text:list-item>
        <text:list-item>
          <text:p text:style-name="P25"><text:s/>Asegurar que el Dueño de Producto conozca cómo ordenar la Lista de Producto para maximizar el valor; </text:p>
        </text:list-item>
        <text:list-item>
          <text:p text:style-name="P25"><text:s/>Entender y practicar la agilidad; </text:p>
        </text:list-item>
        <text:list-item>
          <text:p text:style-name="P25"> Facilitar los eventos de Scrum según se requiera o necesite. </text:p>
        </text:list-item>
      </text:list>
      <text:p text:style-name="P15"/>
      <text:p text:style-name="P15">El Scrum Master da servicio al Equipo de Desarrollo de varias formas, incluyendo: </text:p>
      <text:list xml:id="list4207202569" text:style-name="L4">
        <text:list-item>
          <text:p text:style-name="P26"> Guiar al Equipo de Desarrollo en ser auto-organizado y multifuncional; </text:p>
        </text:list-item>
        <text:list-item>
          <text:p text:style-name="P26"> Ayudar al Equipo de Desarrollo a crear productos de alto valor; </text:p>
        </text:list-item>
        <text:list-item>
          <text:p text:style-name="P26"><text:s/>Eliminar impedimentos para el progreso del Equipo de Desarrollo; </text:p>
        </text:list-item>
        <text:list-item>
          <text:p text:style-name="P26"><text:s/>Facilitar los eventos de Scrum según se requiera o necesite; </text:p>
        </text:list-item>
        <text:list-item>
          <text:p text:style-name="P26"> Guiar al Equipo de Desarrollo en el entorno de organizaciones en las que Scrum aún no ha sido adoptado y entendido por completo. </text:p>
        </text:list-item>
      </text:list>
      <text:p text:style-name="P15"/>
      <text:p text:style-name="P15">El Scrum Master da servicio a la organización de varias formas, incluyendo: </text:p>
      <text:list xml:id="list1562827290" text:style-name="L5">
        <text:list-item>
          <text:p text:style-name="P27">Liderar y guiar a la organización en la adopción de Scrum; </text:p>
        </text:list-item>
        <text:list-item>
          <text:p text:style-name="P27"><text:s/>Planificar las implementaciones de Scrum en la organización; </text:p>
        </text:list-item>
        <text:list-item>
          <text:p text:style-name="P27"> Ayudar a los empleados e interesados a entender y llevar a cabo Scrum y el desarrollo empírico de producto; </text:p>
        </text:list-item>
        <text:list-item>
          <text:p text:style-name="P27"> Motivar cambios que incrementen la productividad del Equipo Scrum; </text:p>
        </text:list-item>
        <text:list-item>
          <text:p text:style-name="P27"> Trabajar con otros Scrum Masters para incrementar la efectividad de la aplicación de Scrum en la organización. </text:p>
        </text:list-item>
      </text:list>
      <text:p text:style-name="P16"/>
      <text:p text:style-name="P3"/>
      <text:p text:style-name="P3">En Scrum existen <text:span text:style-name="T2">eventos</text:span> predefinidos con el fin de crear regularidad y minimizar la necesidad de reuniones no definidas en Scrum, <text:span text:style-name="T22">respetando un time box predefinido.</text:span></text:p>
      <text:p text:style-name="P3">Además del propio Sprint, que es un contenedor del resto de los eventos, cada uno de los eventos de Scrum constituye una oportunidad formal para la inspección y adaptación de algún aspecto.</text:p>
      <text:p text:style-name="P3"/>
      <text:p text:style-name="P3"/>
      <text:p text:style-name="P3"/>
      <text:p text:style-name="P3"><text:soft-page-break/></text:p>
      <text:p text:style-name="P3"/>
      <text:p text:style-name="P3"/>
      <text:p text:style-name="P3">El corazón de Scrum es el <text:span text:style-name="T2">Sprint,</text:span> es un bloque de tiempo (time-box) de un mes o menos durante el cual se crea un incremento de producto “Terminado”, utilizable y potencialmente desplegable. <text:span text:style-name="T15">Mejor si su duracion es siempre parecida. Va uno detras de otro.</text:span></text:p>
      <text:p text:style-name="P3"/>
      <text:p text:style-name="P4">Los Sprints contienen y consisten de:</text:p>
      <text:list xml:id="list2262676671" text:style-name="L6">
        <text:list-item>
          <text:p text:style-name="P28"><text:span text:style-name="T2">la Reunión de Planificación del Sprint (Sprint Planning Meeting), </text:span><text:span text:style-name="T3">8hs max 1 vez x sprint.</text:span> <text:span text:style-name="T16">el equipo entero planifica el </text:span>trabajo a realizar <text:span text:style-name="T16">en el sprint. Se responde: que se puede llegar a terminar de los elementos de la lista de producto-</text:span>Sprint Goal- <text:span text:style-name="T16">y como se lo completara.</text:span>Los elementos de la Lista de Producto seleccionados para este Sprint, más el plan para terminarlos, recibe el nombre de Lista de Pendientes del Sprint (Sprint Backlog).</text:p>
          <text:p text:style-name="P31">El equipo puede invitar a asesores. El dueño del producto puede renegociar los elementos seleccionado si piensa que son pocos o muchos.</text:p>
          <text:p text:style-name="P31">Al finalizar la Reunión de Planificación de Sprint, el Equipo de Desarrollo debería ser capaz de explicar al Dueño de Producto y al Scrum Master cómo pretende trabajar como un equipo auto-organizado para lograr el Objetivo del Sprint y crear el Incremento esperado.</text:p>
        </text:list-item>
        <text:list-item>
          <text:p text:style-name="P32">los Scrums Diarios (Daily Scrums), <text:span text:style-name="T17">primeros 15 min</text:span></text:p>
          <text:p text:style-name="P29"><text:span text:style-name="T14">El </text:span><text:span text:style-name="T13">Equipo de Desarrollo sincroni</text:span><text:span text:style-name="T14">sa</text:span><text:span text:style-name="T13"> sus actividades, cre</text:span><text:span text:style-name="T14">a</text:span><text:span text:style-name="T13"> un plan para las siguientes 24 horas. </text:span><text:span text:style-name="T14">I</text:span><text:span text:style-name="T13">nspeccionando el trabajo </text:span><text:span text:style-name="T14">hecho desde </text:span><text:span text:style-name="T13">del último Scrum Diario y <text:s/>proyec</text:span><text:span text:style-name="T14">tando</text:span><text:span text:style-name="T13"> el trabajo que podría completarse antes del siguiente. </text:span><text:span text:style-name="T14">Es siempre a la misma hora en el mismo lugar.</text:span></text:p>
          <text:p text:style-name="P29">Durante la reunión, cada miembro del Equipo de Desarrollo explica: </text:p>
          <text:p text:style-name="P29"> Qué hizo el día anterior que ayudó al Equipo de Desarrollo a lograr el Objetivo del Sprint, Qué hará hoy, <text:span text:style-name="T17">y si ve </text:span>algún impedimento que evite que el Equipo de Desarrollo logre el Objetivo del Sprint.</text:p>
          <text:p text:style-name="P29">El Scrum Master se asegura que se cumpla la regla de que sólo los miembros del Equipo de Desarrollo participan en el Scrum Diario.</text:p>
          <text:p text:style-name="P29"/>
        </text:list-item>
        <text:list-item>
          <text:p text:style-name="P30"><text:span text:style-name="T2">el trabajo de desarrollo, la Revisión del Sprint (Sprint Review), </text:span><text:span text:style-name="T3">4hs para sprints de un mes.</text:span></text:p>
          <text:p text:style-name="P30"><text:span text:style-name="T13">Al final del Sprint se lleva a cabo una Revisión de Sprint para inspeccionar el Incremento y adaptar la Lista de Producto si fuese necesario. </text:span><text:span text:style-name="T14">El Equipo Scrum y los interesados discuten acerca de lo que se hizo. L</text:span>os asistentes colaboran para determinar las siguientes cosas que podrían hacerse para optimizar el valor. Se trata de una reunión informal, no una reunión de seguimiento. El Scrum Master se asegura que el evento se lleve a cabo, que los asistentes entiendan su propósito <text:span text:style-name="T17">y que sea dentro </text:span>del bloque de tiempo fijado. </text:p>
          <text:p text:style-name="P30">Los asistentes son el Equipo Scrum y los interesados clave invitados por el Dueño de Producto, <text:span text:style-name="T18">el les explica que se termino y que no, habla del estado de la lista de producto y estima fecha de termino. Los desarrolladores explican lo que hicieron, como, y como funciona. </text:span>El grupo completo <text:span text:style-name="T18">evalúa lo trabajado y colabora</text:span> acerca de qué hacer a continuación.</text:p>
          <text:p text:style-name="P30"/>
        </text:list-item>
        <text:list-item>
          <text:p text:style-name="P30"><text:span text:style-name="T2"><text:s/>la Retrospectiva del Sprint (Sprint Retrospective). </text:span><text:span text:style-name="T4">3Hs para los de un mes.</text:span></text:p>
          <text:p text:style-name="P30"><text:span text:style-name="T4">E</text:span>s una oportunidad para el Equipo Scrum de inspeccionarse a sí mismo y crear un plan de mejoras que sean abordadas durante el siguiente Sprin. <text:span text:style-name="T18">T</text:span>iene lugar después de la Revisión de Sprint y antes de la siguiente Reunión de Planificación de Sprint.El Scrum Master participa en la reunión como un miembro del equipo ya que la responsabilidad del proceso Scrum recae sobre él. <text:span text:style-name="T18">Alli tratan de </text:span>Identificar y ordenar los elementos más importantes que salieron bien y las posibles mejoras, <text:span text:style-name="T18">y como implementarlas.</text:span></text:p>
          <text:p text:style-name="P30"><text:soft-page-break/>Aunque las mejoras pueden implementarse en cualquier momento, la Retrospectiva de Sprint ofrece un evento dedicado para este fin, enfocado en la inspección y la adaptación.</text:p>
        </text:list-item>
      </text:list>
      <text:p text:style-name="P5"/>
      <text:p text:style-name="P5"/>
      <text:p text:style-name="P5"/>
      <text:p text:style-name="P5"/>
      <text:p text:style-name="P5"/>
      <text:p text:style-name="P4">Durante el Sprint: </text:p>
      <text:list xml:id="list3866808373" text:style-name="L7">
        <text:list-item>
          <text:p text:style-name="P33">No se realizan cambios que puedan afectar al Objetivo del Sprint (Sprint Goal); </text:p>
        </text:list-item>
        <text:list-item>
          <text:p text:style-name="P33"> Los objetivos de calidad no disminuyen; </text:p>
        </text:list-item>
        <text:list-item>
          <text:p text:style-name="P33"><text:s/> El alcance puede ser clarificado y renegociado entre el Dueño de Producto y el Equipo de Desarrollo a medida que se va aprendiendo más. </text:p>
        </text:list-item>
      </text:list>
      <text:p text:style-name="P3"/>
      <text:p text:style-name="P3">Cada Sprint puede considerarse un proyecto con un horizonte no mayor de un mes, <text:span text:style-name="T16">cada uno con </text:span>una definición de qué se va a construir, un diseño y un plan flexible que guiará la construcción, el trabajo y el producto resultante. </text:p>
      <text:p text:style-name="P3"/>
      <text:p text:style-name="P3"/>
      <text:p text:style-name="P3"/>
      <text:p text:style-name="P3"><text:span text:style-name="T2">Los artefactos</text:span> de Scrum representan trabajo o valor en diversas formas que son útiles para proporcionar transparencia y oportunidades para la inspección y adaptación. Los artefactos definidos por Scrum están diseñados específicamente para maximizar la transparencia de la información clave, que es necesaria para asegurar que todos tengan el mismo entendimiento del artefacto.</text:p>
      <text:p text:style-name="P3"/>
      <text:p text:style-name="P3"><text:span text:style-name="T2">La Lista de Producto</text:span> es una lista ordenada de todo lo que podría ser necesario en el producto, y es la única fuente de requisitos para cualquier cambio a realizarse en el producto. El Dueño de Producto (Product Owner) es el responsable.</text:p>
      <text:p text:style-name="P3">El desarrollo más temprano de la misma sólo refleja los requisitos conocidos y mejor entendidos al principio. La Lista de Producto evoluciona a medida que el producto y el entorno en el que se usará también lo hacen.</text:p>
      <text:p text:style-name="P6">La Lista de Producto enumera todas las características, funcionalidades, requisitos, mejoras y correcciones que constituyen cambios a ser hechos sobre el producto para entregas futuras. </text:p>
      <text:p text:style-name="P7">Los elementos tienen como atributos : la descripción, la ordenación, la estimación y el valor. </text:p>
      <text:p text:style-name="P8">Los requisitos nunca dejan de cambiar, así que la Lista de Producto es un artefacto vivo. </text:p>
      <text:p text:style-name="P9">Los cambios en los requisitos de negocio, las condiciones del mercado o la tecnología podrían causar cambios en la Lista de Producto. </text:p>
      <text:p text:style-name="P9">A menudo, varios Equipos Scrum trabajan juntos en el mismo producto. Para describir el trabajo a realizar sobre el producto, se utiliza una única Lista de Producto. En ese caso podría emplearse un atributo de la Lista de Producto para agrupar los elementos. </text:p>
      <text:p text:style-name="P6"><text:span text:style-name="T6">El refinamiento de la Lista de Producto</text:span><text:span text:style-name="T10"> es el acto de añadir detalle, estimaciones y orden a los elementos de la Lista de Producto. </text:span><text:span text:style-name="T12">Es</text:span><text:span text:style-name="T10"> un proceso continuo </text:span><text:span text:style-name="T12">donde colabora todo el equipo, todos deciden cuando hacerlo, </text:span>consume no más del 10% de la capacidad del Equipo de Desarrollo<text:span text:style-name="T12">, pero tambien puede ocurrir siempre que el dueño quiera.</text:span></text:p>
      <text:p text:style-name="P3">Los elementos de la Lista de Producto de orden más alto son generalmente más claros y detallados que los de menor orden.</text:p>
      <text:p text:style-name="P3">Los elementos de la Lista de Producto de los que se ocupará el Equipo de Desarrollo en el siguiente Sprint tienen una granularidad mayor, habiendo sido descompuestos de forma que cualquier elemento puede ser “Terminado” dentro de los límites del bloque de tiempo del Sprint.</text:p>
      <text:p text:style-name="P3">El Equipo de Desarrollo es el responsable de proporcionar todas las estimaciones. </text:p>
      <text:p text:style-name="P3"/>
      <text:p text:style-name="P3"/>
      <text:p text:style-name="P3"><text:soft-page-break/><text:span text:style-name="T2">La Lista de Pendientes del Sprin</text:span>t es el conjunto de elementos de la Lista de Producto seleccionados para el Sprint, más un plan para entregar el Incremento de producto y conseguir el Objetivo del Sprint.</text:p>
      <text:p text:style-name="P3">La Lista de Pendientes del Sprint es un plan con un nivel de detalle suficiente como para que los cambios en el progreso se puedan entender en el Scrum Diario. El Equipo de Desarrollo modifica la Lista de Pendientes del Sprint durante el Sprint .</text:p>
      <text:p text:style-name="P3"/>
      <text:p text:style-name="P3"/>
      <text:p text:style-name="P3"><text:span text:style-name="T2">El Incremento</text:span> es la suma de todos los elementos de la Lista de Producto completados durante un Sprint y el valor de los incrementos de todos los Sprints anteriores.</text:p>
      <text:p text:style-name="P3">El incremento debe estar en condiciones de utilizarse sin importar si el Dueño de Producto decide liberarlo o no. </text:p>
      <text:p text:style-name="P3"/>
      <text:p text:style-name="P3"/>
      <text:p text:style-name="P3">Scrum se basa en la transparencia. Las decisiones para optimizar el valor y controlar el riesgo se toman basadas en el estado percibido de los artefactos.<text:span text:style-name="T19">Cuanto mas transparencia bases mas solidas.</text:span></text:p>
      <text:p text:style-name="P3">Un Scrum Master puede detectar la falta de transparencia inspeccionando artefactos, reconociendo patrones, escuchando atentamente lo que se dice y detectando diferencias entre los resultados esperados y los reales.</text:p>
      <text:p text:style-name="P3">La labor del Scrum Master es trabajar con el Equipo Scrum y la organización para mejorar la transparencia de los artefactos. Este trabajo usualmente incluye aprendizaje, convicción y cambio. La transparencia no ocurre de la noche a la mañana, sino que es un camino.</text:p>
      <text:p text:style-name="P3"/>
      <text:p text:style-name="P3"/>
      <text:p text:style-name="P3">Aunque esto varía significativamente para cada Equipo Scrum, los miembros del Equipo deben tener un entendimiento compartido de lo que significa que el trabajo esté completado, para asegurar la transparencia. Esta es la definición de “Terminado” para el Equipo Scrum y se utiliza para evaluar cuándo se ha completado el trabajo sobre el Incremento de producto.</text:p>
      <text:p text:style-name="P10">Los Equipos de Desarrollo entregan un Incremento de funcionalidad de producto en cada Sprint. Este Incremento es utilizable, de modo que el Dueño de Producto podría elegir liberarlo inmediatamente. Si la definición de “Terminado” para un incremento es parte de las convenciones, estándares o guías de la organización de desarrollo, al menos todos los Equipos Scrum deben seguirla. Si “Terminado” para un incremento no es una convención de la organización de desarrollo, el Equipo de Desarrollo del Equipo Scrum debe crear una definición de “Terminado” apropiada para el producto. Si hay múltiples Equipos Scrum trabajando en la entrega del sistema o producto, los equipos de desarrolladores en todos los Equipos Scrum deben acordar conjuntamente la definición de “Terminado”. </text:p>
      <text:p text:style-name="P10">Cada Incremento se integra con todos los Incrementos anteriores y es probado exhaustivamente, asegurando que todos los Incrementos funcionan en conjunto.</text:p>
      <text:p text:style-name="P10"><text:s/>A medida que los Equipos Scrum maduran, se espera que su definición de “Terminado” se amplíe para incluir criterios más rigurosos para una mayor calida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21:21:32.283322395</meta:creation-date>
    <dc:date>2020-05-04T13:10:45.272829248</dc:date>
    <meta:editing-duration>PT23H59M10S</meta:editing-duration>
    <meta:editing-cycles>4</meta:editing-cycles>
    <meta:generator>LibreOffice/6.0.7.3$Linux_X86_64 LibreOffice_project/00m0$Build-3</meta:generator>
    <meta:document-statistic meta:table-count="0" meta:image-count="0" meta:object-count="0" meta:page-count="5" meta:paragraph-count="95" meta:word-count="2487" meta:character-count="15068" meta:non-whitespace-character-count="12672"/>
  </office:meta>
</office:document-meta>
</file>